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ef4aa"/>
    </style:style>
    <style:style style:name="T5" style:family="text">
      <style:text-properties style:font-name="Cambria" officeooo:rsid="003f65c3"/>
    </style:style>
    <style:style style:name="T6" style:family="text">
      <style:text-properties style:font-name="Cambria" officeooo:rsid="00410ae4"/>
    </style:style>
    <style:style style:name="T7" style:family="text">
      <style:text-properties style:font-name="Cambria" officeooo:rsid="0042573e"/>
    </style:style>
    <style:style style:name="T8" style:family="text">
      <style:text-properties style:font-name="Cambria" officeooo:rsid="004359f4"/>
    </style:style>
    <style:style style:name="T9" style:family="text">
      <style:text-properties style:font-name="Cambria" officeooo:rsid="0045222e"/>
    </style:style>
    <style:style style:name="T10" style:family="text">
      <style:text-properties officeooo:rsid="0033dde5"/>
    </style:style>
    <style:style style:name="T11" style:family="text">
      <style:text-properties officeooo:rsid="00452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10">rozszerzenie </text:span>pozwoleni<text:span text:style-name="T10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</text:span><text:span text:style-name="T5">ume</text:span><text:span text:style-name="T3">r X-X-</text:span><text:span text:style-name="T5">000-0000/00/XX/</text:span><text:span text:style-name="T3">X o wydaniu mi pozwolenia na broń</text:span><text:span text:style-name="T4"> </text:span><text:span text:style-name="T3">do celów </text:span><text:span text:style-name="T6">sportowych</text:span><text:span text:style-name="T3">, w zakresie liczby egzemplarzy broni, z dotychczasowych </text:span><text:span text:style-name="T6">6</text:span><text:span text:style-name="T3"> (</text:span><text:span text:style-name="T6">sześciu</text:span><text:span text:style-name="T3">) do </text:span><text:span text:style-name="T6">1</text:span><text:span text:style-name="T9">2</text:span><text:span text:style-name="T3"> (</text:span><text:span text:style-name="T9">dwunastu</text:span><text:span text:style-name="T3">).</text:span></text:p>
      <text:p text:style-name="P3">Uzasadnienie</text:p>
      <text:p text:style-name="P6"><text:span text:style-name="T3">Obecnie posiadam </text:span><text:span text:style-name="T7">6 (sześć) egzemplarzy broni do celów sportowych, tym samym wykorzystując w całości limit nadanych mi uprawnień. </text:span><text:span text:style-name="T8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osiągania satysfakcjonujących wyników. Podsumowuje to poniższa tabela: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4:22:06.355000000</meta:creation-date>
    <dc:date>2019-12-19T01:10:36.567000000</dc:date>
    <meta:editing-duration>PT54M38S</meta:editing-duration>
    <meta:editing-cycles>2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43" meta:character-count="1093" meta:non-whitespace-character-count="959"/>
  </office:meta>
</office:document-meta>
</file>